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1" svg:font-family="'Courier New'" style:font-family-generic="modern"/>
    <style:font-face style:name="Courier New2" svg:font-family="'Courier New'" style:font-adornments="Regular" style:font-pitch="fixed"/>
    <style:font-face style:name="Courier New3" svg:font-family="'Courier New'" style:font-family-generic="modern" style:font-pitch="fixed"/>
    <style:font-face style:name="Courier New"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6.999cm" table:align="margins" fo:keep-with-next="auto" style:may-break-between-rows="true"/>
    </style:style>
    <style:style style:name="NamespaceTable.A" style:family="table-column">
      <style:table-column-properties style:column-width="2.447cm" style:rel-column-width="9434*"/>
    </style:style>
    <style:style style:name="NamespaceTable.B" style:family="table-column">
      <style:table-column-properties style:column-width="6.909cm" style:rel-column-width="26635*"/>
    </style:style>
    <style:style style:name="NamespaceTable.C" style:family="table-column">
      <style:table-column-properties style:column-width="7.643cm" style:rel-column-width="29466*"/>
    </style:style>
    <style:style style:name="NamespaceTab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mespaceTable.C1" style:family="table-cell">
      <style:table-cell-properties fo:background-color="transparent" fo:padding="0.097cm" fo:border="0.002cm solid #000000">
        <style:background-image/>
      </style:table-cell-properties>
    </style:style>
    <style:style style:name="NamespaceTable.A2" style:family="table-cell">
      <style:table-cell-properties fo:background-color="transparent" fo:padding="0.097cm" fo:border-left="0.002cm solid #000000" fo:border-right="none" fo:border-top="none" fo:border-bottom="0.002cm solid #000000">
        <style:background-image/>
      </style:table-cell-properties>
    </style:style>
    <style:style style:name="NamespaceTabl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999cm" table:align="margins" fo:keep-with-next="auto" style:may-break-between-rows="true"/>
    </style:style>
    <style:style style:name="Table1.A" style:family="table-column">
      <style:table-column-properties style:column-width="2.45cm" style:rel-column-width="9449*"/>
    </style:style>
    <style:style style:name="Table1.B" style:family="table-column">
      <style:table-column-properties style:column-width="6.906cm" style:rel-column-width="26620*"/>
    </style:style>
    <style:style style:name="Table1.C" style:family="table-column">
      <style:table-column-properties style:column-width="7.643cm" style:rel-column-width="294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uto" style:may-break-between-rows="true"/>
    </style:style>
    <style:style style:name="Tabelle6.A" style:family="table-column">
      <style:table-column-properties style:column-width="2.45cm" style:rel-column-width="9449*"/>
    </style:style>
    <style:style style:name="Tabelle6.B" style:family="table-column">
      <style:table-column-properties style:column-width="6.906cm" style:rel-column-width="26620*"/>
    </style:style>
    <style:style style:name="Tabelle6.C" style:family="table-column">
      <style:table-column-properties style:column-width="7.643cm" style:rel-column-width="29466*"/>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RootElements" style:family="table">
      <style:table-properties style:width="16.999cm" table:align="margins"/>
    </style:style>
    <style:style style:name="RootElements.A" style:family="table-column">
      <style:table-column-properties style:column-width="6.406cm" style:rel-column-width="24696*"/>
    </style:style>
    <style:style style:name="RootElements.B" style:family="table-column">
      <style:table-column-properties style:column-width="6.906cm" style:rel-column-width="26623*"/>
    </style:style>
    <style:style style:name="RootElements.C" style:family="table-column">
      <style:table-column-properties style:column-width="3.687cm" style:rel-column-width="14216*"/>
    </style:style>
    <style:style style:name="RootElements.A1" style:family="table-cell">
      <style:table-cell-properties fo:padding="0.097cm" fo:border-left="0.002cm solid #000000" fo:border-right="none" fo:border-top="0.002cm solid #000000" fo:border-bottom="0.002cm solid #000000"/>
    </style:style>
    <style:style style:name="RootElements.C1" style:family="table-cell">
      <style:table-cell-properties fo:padding="0.097cm" fo:border="0.002cm solid #000000"/>
    </style:style>
    <style:style style:name="RootElements.A2" style:family="table-cell">
      <style:table-cell-properties fo:padding="0.097cm" fo:border-left="0.002cm solid #000000" fo:border-right="none" fo:border-top="none" fo:border-bottom="0.002cm solid #000000"/>
    </style:style>
    <style:style style:name="RootElements.C2" style:family="table-cell">
      <style:table-cell-properties fo:padding="0.097cm" fo:border-left="0.002cm solid #000000" fo:border-right="0.002cm solid #000000" fo:border-top="none" fo:border-bottom="0.002cm solid #000000"/>
    </style:style>
    <style:style style:name="RootElementsContent" style:family="table">
      <style:table-properties style:width="16.999cm" table:align="margins"/>
    </style:style>
    <style:style style:name="RootElementsContent.A" style:family="table-column">
      <style:table-column-properties style:column-width="6.6cm" style:rel-column-width="25447*"/>
    </style:style>
    <style:style style:name="RootElementsContent.B" style:family="table-column">
      <style:table-column-properties style:column-width="1.337cm" style:rel-column-width="5157*"/>
    </style:style>
    <style:style style:name="RootElementsContent.C" style:family="table-column">
      <style:table-column-properties style:column-width="1.145cm" style:rel-column-width="4414*"/>
    </style:style>
    <style:style style:name="RootElementsContent.I" style:family="table-column">
      <style:table-column-properties style:column-width="1.228cm" style:rel-column-width="4732*"/>
    </style:style>
    <style:style style:name="RootElementsContent.A1" style:family="table-cell">
      <style:table-cell-properties fo:padding="0.097cm" fo:border-left="0.002cm solid #000000" fo:border-right="none" fo:border-top="0.002cm solid #000000" fo:border-bottom="0.002cm solid #000000"/>
    </style:style>
    <style:style style:name="RootElementsContent.I1" style:family="table-cell">
      <style:table-cell-properties fo:padding="0.097cm" fo:border="0.002cm solid #000000"/>
    </style:style>
    <style:style style:name="RootElementsContent.A2" style:family="table-cell">
      <style:table-cell-properties fo:padding="0.097cm" fo:border-left="0.002cm solid #000000" fo:border-right="none" fo:border-top="none" fo:border-bottom="0.002cm solid #000000"/>
    </style:style>
    <style:style style:name="RootElementsContent.I2" style:family="table-cell">
      <style:table-cell-properties fo:padding="0.097cm" fo:border-left="0.002cm solid #000000" fo:border-right="0.002cm solid #000000" fo:border-top="none" fo:border-bottom="0.002cm solid #000000"/>
    </style:style>
    <style:style style:name="P1" style:family="paragraph" style:parent-style-name="Heading_20_2">
      <style:text-properties fo:language="en" fo:country="US"/>
    </style:style>
    <style:style style:name="P2" style:family="paragraph" style:parent-style-name="Table_20_Heading">
      <style:text-properties fo:language="en" fo:country="US"/>
    </style:style>
    <style:style style:name="P3" style:family="paragraph" style:parent-style-name="Text_20_body" style:list-style-name="BulletedList"/>
    <style:style style:name="P4" style:family="paragraph" style:parent-style-name="Text_20_body" style:list-style-name="BulletedList"/>
    <style:style style:name="P5" style:family="paragraph" style:parent-style-name="Text_20_body" style:list-style-name="BulletedList"/>
    <style:style style:name="P6" style:family="paragraph" style:parent-style-name="Text_20_body" style:list-style-name="BulletedList"/>
    <style:style style:name="P7" style:family="paragraph" style:parent-style-name="Text_20_body" style:list-style-name="BulletedList"/>
    <style:style style:name="P8" style:family="paragraph" style:parent-style-name="Text_20_body" style:list-style-name="BulletedList"/>
    <style:style style:name="P9" style:family="paragraph" style:parent-style-name="Text_20_body" style:list-style-name="BulletedList"/>
    <style:style style:name="P10" style:family="paragraph" style:parent-style-name="Text_20_body" style:list-style-name="BulletedList"/>
    <style:style style:name="P11" style:family="paragraph" style:parent-style-name="Text_20_body" style:list-style-name="BulletedList"/>
    <style:style style:name="P12" style:family="paragraph" style:parent-style-name="Text_20_body" style:list-style-name="BulletedList"/>
    <style:style style:name="P13" style:family="paragraph" style:parent-style-name="Text_20_body" style:list-style-name="BulletedList"/>
    <style:style style:name="P14" style:family="paragraph" style:parent-style-name="Table_20_Contents">
      <style:text-properties fo:language="en" fo:country="US"/>
    </style:style>
    <style:style style:name="P15" style:family="paragraph" style:parent-style-name="Table_20_Contents">
      <style:paragraph-properties>
        <style:tab-stops>
          <style:tab-stop style:position="0.529cm"/>
        </style:tab-stops>
      </style:paragraph-properties>
    </style:style>
    <style:style style:name="P16" style:family="paragraph" style:parent-style-name="Table_20_Contents">
      <style:paragraph-properties fo:text-align="center" style:justify-single-word="false"/>
      <style:text-properties style:font-name="StarSymbol1" style:font-name-asian="StarSymbol1" style:font-name-complex="StarSymbol1"/>
    </style:style>
    <style:style style:name="P17" style:family="paragraph" style:parent-style-name="Table_20_Contents">
      <style:paragraph-properties fo:text-align="center" style:justify-single-word="false"/>
    </style:style>
    <style:style style:name="P18" style:family="paragraph" style:parent-style-name="Bullet_20_List">
      <style:paragraph-properties>
        <style:tab-stops/>
      </style:paragraph-properties>
    </style:style>
    <style:style style:name="T1" style:family="text">
      <style:text-properties fo:language="en" fo:country="US"/>
    </style:style>
    <style:style style:name="T2" style:family="text">
      <style:text-properties fo:font-size="10pt" fo:language="en" fo:country="US"/>
    </style:style>
    <style:style style:name="T3" style:family="text">
      <style:text-properties fo:font-size="8.5pt" style:font-size-asian="8.5pt" style:font-size-complex="8.5pt"/>
    </style:style>
    <style:style style:name="T4" style:family="text">
      <style:text-properties fo:font-weight="bold"/>
    </style:style>
    <style:style style:name="T5" style:family="text">
      <style:text-properties style:font-name="Courier New3"/>
    </style:style>
    <style:style style:name="T6" style:family="text">
      <style:text-properties fo:font-weight="normal"/>
    </style:style>
    <style:style style:name="Sect1" style:family="section">
      <style:section-properties fo:background-color="transparent" style:editable="false">
        <style:columns fo:column-count="0" fo:column-gap="0cm"/>
        <style:background-image/>
      </style:section-properties>
    </style:style>
    <number:date-style style:name="N5107" number:language="en" number:country="US">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Document" text:name="CommitteeName"/>
        <text:user-field-decl office:value-type="string" office:string-value="urn:oasis:names:tc:opendocument:xmlns:" text:name="DefaultNamespace"/>
        <text:user-field-decl office:value-type="string" office:string-value=":1.0" text:name="DefaultNamespaceVersion"/>
        <text:user-field-decl office:value-type="string" office:string-value="A" text:name="AppendixStrictShema"/>
        <text:user-field-decl office:value-type="string" office:string-value="v1.1" text:name="Version"/>
        <text:user-field-decl office:value-type="string" office:string-value="" text:name="revision"/>
        <text:user-field-decl office:value-type="float" office:value="39114" text:name="Date"/>
        <text:user-field-decl office:value-type="string" office:string-value="D" text:name="AppendixCoreSet"/>
        <text:user-field-decl office:value-type="string" office:string-value="C" text:name="AppendixMIME"/>
      </text:user-field-decls>
      <text:list text:style-name="Outline">
        <text:list-item>
          <text:h text:style-name="Heading_20_1" text:outline-level="1">Introduction</text:h>
        </text:list-item>
      </text:list>
      <text:p text:style-name="Text_20_body"><text:span text:style-name="T1">This document defines an XML schema for </text:span>office applications<text:span text:style-name="T1"> and its semantics</text:span>. The schema is suitable for office documents, including text documents, spreadsheets, charts and graphical documents like drawings or presentations, but is not restricted to these kinds of documents.</text:p>
      <text:p text:style-name="Text_20_body">The schema provides for high-level information suitable for editing documents. It defines suitable XML structures for office documents and is friendly to transformations using XSLT or similar XML-based tools.</text:p>
      <text:p text:style-name="Text_20_body">Chapter <text:reference-ref text:reference-format="chapter" text:ref-name="Introduction"/> contains the introduction to the <text:user-field-get text:name="CommitteeName">OpenDocument</text:user-field-get> format. The structure of documents that conform to the <text:user-field-get text:name="CommitteeName">OpenDocument</text:user-field-get> specification is explained in chapter <text:reference-ref text:reference-format="chapter" text:ref-name="Document Structure"/>. Chapter <text:reference-ref text:reference-format="chapter" text:ref-name="MetaData"/> described the meta information that can be contained in such documents. Chapters <text:reference-ref text:reference-format="chapter" text:ref-name="Text Content"/> and <text:reference-ref text:reference-format="chapter" text:ref-name="Paragarph Content"/> describe their text and paragraph content. Text Fields are described in chapter <text:reference-ref text:reference-format="chapter" text:ref-name="Text Fields"/>, text indices in chapter <text:reference-ref text:reference-format="chapter" text:ref-name="Text Indices"/>.</text:p>
      <text:p text:style-name="Text_20_body">Chapter <text:reference-ref text:reference-format="chapter" text:ref-name="Table Content"/> describes the table content of a document in <text:user-field-get text:name="CommitteeName">OpenDocument</text:user-field-get> format, chapter <text:reference-ref text:reference-format="chapter" text:ref-name="Graphic Content Content"/> its graphical content, chapter <text:reference-ref text:reference-format="chapter" text:ref-name="Chart Content"/> its chart content, and chapter <text:reference-ref text:reference-format="chapter" text:ref-name="Form Content"/> its form content. Content that is common to all documents is described in chapter <text:reference-ref text:reference-format="chapter" text:ref-name="Common Content"/>. The integration of SMIL animation markup into the <text:s/><text:user-field-get text:name="CommitteeName">OpenDocument</text:user-field-get> schema is described in chapter <text:reference-ref text:reference-format="chapter" text:ref-name="SMIL Animations"/>. Chapter <text:reference-ref text:reference-format="chapter" text:ref-name="Styles"/> explains style information content, chapter <text:reference-ref text:reference-format="chapter" text:ref-name="Formatting Properties"/> specifies formatting properties that are can be used within styles. The data types used by the <text:user-field-get text:name="CommitteeName">OpenDocument</text:user-field-get> schema are described in chapter <text:reference-ref text:reference-format="chapter" text:ref-name="Data Types"/>. </text:p>
      <text:p text:style-name="Text_20_body">The <text:user-field-get text:name="CommitteeName">OpenDocument</text:user-field-get> format makes use of a package concept. These packages are described in chapter <text:reference-ref text:reference-format="chapter" text:ref-name="Package"/>.</text:p>
      <text:list text:style-name="Outline" text:continue-numbering="true">
        <text:list-item>
          <text:list text:continue-numbering="true">
            <text:list-item>
              <text:h text:style-name="P1" text:outline-level="2">Notation</text:h>
            </text:list-item>
          </text:list>
        </text:list-item>
      </text:list>
      <text:p text:style-name="Text_20_body"><text:span text:style-name="T1">Within this specification, the key words "</text:span><text:span text:style-name="RFC2119_20_Keyword"><text:span text:style-name="T1">shall</text:span></text:span><text:span text:style-name="T1">", "</text:span><text:span text:style-name="RFC2119_20_Keyword"><text:span text:style-name="T1">shall not</text:span></text:span><text:span text:style-name="T1">", "</text:span><text:span text:style-name="RFC2119_20_Keyword"><text:span text:style-name="T1">should</text:span></text:span><text:span text:style-name="T1">", "</text:span><text:span text:style-name="RFC2119_20_Keyword"><text:span text:style-name="T1">should not</text:span></text:span><text:span text:style-name="T1">" and "</text:span><text:span text:style-name="RFC2119_20_Keyword"><text:span text:style-name="T1">may</text:span></text:span><text:span text:style-name="T1">" are to be interpreted as described in Annex H of </text:span><text:span text:style-name="T1"><text:bibliography-mark text:identifier="ISO/IEC Directives" text:bibliography-type="custom2" text:title="Rules for the structure and drafting of International Standards" text:year="2004" text:custom1="ISO/IEC Directives, Part 2">[ISO/IEC Directives]</text:bibliography-mark></text:span><text:span text:style-name="T1"> if they appear in bold letters.</text:span></text:p>
      <text:list text:style-name="Outline" text:continue-numbering="true">
        <text:list-item>
          <text:list text:continue-numbering="true">
            <text:list-item>
              <text:h text:style-name="P1" text:outline-level="2"><text:reference-mark text:name="Namespaces"/>Namespaces</text:h>
            </text:list-item>
          </text:list>
        </text:list-item>
      </text:list>
      <text:p text:style-name="Text_20_body"><text:sequence-ref text:reference-format="category-and-value" text:ref-name="refTable0">Table 1</text:sequence-ref> lists the <text:span text:style-name="T1">namespaces</text:span> that are defined by the <text:user-field-get text:name="CommitteeName">OpenDocument</text:user-field-get> forma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0" text:name="Table" text:formula="ooow:Table+1" style:num-format="1">1</text:sequence>: XML <text:s/>Namespaces defined by the <text:user-field-get text:name="CommitteeName">OpenDocument</text:user-field-get> schema</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P2">Namespace</text:p>
            </table:table-cell>
          </table:table-row>
        </table:table-header-rows>
        <table:table-row>
          <table:table-cell table:style-name="NamespaceTable.A2" office:value-type="string">
            <text:p text:style-name="Table_20_Contents">office</text:p>
          </table:table-cell>
          <table:table-cell table:style-name="NamespaceTable.A2" office:value-type="string">
            <text:p text:style-name="Table_20_Contents">For all common pieces of information that are not contained in another, more specific <text:span text:style-name="T1">namespace.</text:span> </text:p>
          </table:table-cell>
          <table:table-cell table:style-name="NamespaceTable.C2" office:value-type="string">
            <text:p text:style-name="Text_20_body"><text:user-field-get text:name="DefaultNamespace">urn:oasis:names:tc:opendocument:xmlns:</text:user-field-get><text:line-break/>office<text:user-field-get text:name="DefaultNamespaceVersion">:1.0</text:user-field-get></text:p>
          </table:table-cell>
        </table:table-row>
        <table:table-row>
          <table:table-cell table:style-name="NamespaceTable.A2" office:value-type="string">
            <text:p text:style-name="Table_20_Contents">meta</text:p>
          </table:table-cell>
          <table:table-cell table:style-name="NamespaceTable.A2" office:value-type="string">
            <text:p text:style-name="Table_20_Contents">For elements and attributes that describe meta information. </text:p>
          </table:table-cell>
          <table:table-cell table:style-name="NamespaceTable.C2" office:value-type="string">
            <text:p text:style-name="Text_20_body"><text:user-field-get text:name="DefaultNamespace">urn:oasis:names:tc:opendocument:xmlns:</text:user-field-get><text:line-break/>meta<text:user-field-get text:name="DefaultNamespaceVersion">:1.0</text:user-field-get></text:p>
          </table:table-cell>
        </table:table-row>
        <table:table-row>
          <table:table-cell table:style-name="NamespaceTable.A2" office:value-type="string">
            <text:p text:style-name="Table_20_Contents">config</text:p>
          </table:table-cell>
          <table:table-cell table:style-name="NamespaceTable.A2" office:value-type="string">
            <text:p text:style-name="Table_20_Contents">For elements and attributes that describe application specific settings. </text:p>
          </table:table-cell>
          <table:table-cell table:style-name="NamespaceTable.C2" office:value-type="string">
            <text:p text:style-name="Text_20_body"><text:user-field-get text:name="DefaultNamespace">urn:oasis:names:tc:opendocument:xmlns:</text:user-field-get><text:line-break/>config<text:user-field-get text:name="DefaultNamespaceVersion">:1.0</text:user-field-get></text:p>
          </table:table-cell>
        </table:table-row>
        <table:table-row>
          <table:table-cell table:style-name="NamespaceTable.A2" office:value-type="string">
            <text:p text:style-name="Table_20_Contents">text</text:p>
          </table:table-cell>
          <table:table-cell table:style-name="NamespaceTable.A2" office:value-type="string">
            <text:p text:style-name="Table_20_Contents">For elements and attributes that may occur within text documents and text parts of other document types, such as the contents of a spreadsheet cell. </text:p>
          </table:table-cell>
          <table:table-cell table:style-name="NamespaceTable.C2" office:value-type="string">
            <text:p text:style-name="Text_20_body"><text:user-field-get text:name="DefaultNamespace">urn:oasis:names:tc:opendocument:xmlns:</text:user-field-get><text:line-break/>text<text:user-field-get text:name="DefaultNamespaceVersion">:1.0</text:user-field-get></text:p>
          </table:table-cell>
        </table:table-row>
        <table:table-row>
          <table:table-cell table:style-name="NamespaceTable.A2" office:value-type="string">
            <text:p text:style-name="Table_20_Contents">table</text:p>
          </table:table-cell>
          <table:table-cell table:style-name="NamespaceTable.A2" office:value-type="string">
            <text:p text:style-name="Table_20_Contents">For elements and attributes that may occur within spreadsheets or within table definitions of a text document. </text:p>
          </table:table-cell>
          <table:table-cell table:style-name="NamespaceTable.C2" office:value-type="string">
            <text:p text:style-name="Text_20_body"><text:user-field-get text:name="DefaultNamespace">urn:oasis:names:tc:opendocument:xmlns:</text:user-field-get><text:line-break/>table<text:user-field-get text:name="DefaultNamespaceVersion">:1.0</text:user-field-get></text:p>
          </table:table-cell>
        </table:table-row>
        <table:table-row>
          <table:table-cell table:style-name="NamespaceTable.A2" office:value-type="string">
            <text:p text:style-name="Table_20_Contents">drawing</text:p>
          </table:table-cell>
          <table:table-cell table:style-name="NamespaceTable.A2" office:value-type="string">
            <text:p text:style-name="Table_20_Contents">For elements and attributes that describe graphic content.</text:p>
          </table:table-cell>
          <table:table-cell table:style-name="NamespaceTable.C2" office:value-type="string">
            <text:p text:style-name="Text_20_body"><text:user-field-get text:name="DefaultNamespace">urn:oasis:names:tc:opendocument:xmlns:</text:user-field-get><text:line-break/>drawing<text:user-field-get text:name="DefaultNamespaceVersion">:1.0</text:user-field-get></text:p>
          </table:table-cell>
        </table:table-row>
        <table:table-row>
          <table:table-cell table:style-name="NamespaceTable.A2" office:value-type="string">
            <text:p text:style-name="Table_20_Contents">presentation</text:p>
          </table:table-cell>
          <table:table-cell table:style-name="NamespaceTable.A2" office:value-type="string">
            <text:p text:style-name="Table_20_Contents">For elements and attributes that describe presentation content.</text:p>
          </table:table-cell>
          <table:table-cell table:style-name="NamespaceTable.C2" office:value-type="string">
            <text:p text:style-name="Text_20_body"><text:user-field-get text:name="DefaultNamespace">urn:oasis:names:tc:opendocument:xmlns:</text:user-field-get><text:line-break/>presentation<text:user-field-get text:name="DefaultNamespaceVersion">:1.0</text:user-field-get></text:p>
          </table:table-cell>
        </table:table-row>
        <table:table-row>
          <table:table-cell table:style-name="NamespaceTable.A2" office:value-type="string">
            <text:p text:style-name="Table_20_Contents">dr3d</text:p>
          </table:table-cell>
          <table:table-cell table:style-name="NamespaceTable.A2" office:value-type="string">
            <text:p text:style-name="Table_20_Contents">For elements and attributes that describe 3D graphic content.</text:p>
          </table:table-cell>
          <table:table-cell table:style-name="NamespaceTable.C2" office:value-type="string">
            <text:p text:style-name="Text_20_body"><text:user-field-get text:name="DefaultNamespace">urn:oasis:names:tc:opendocument:xmlns:</text:user-field-get><text:line-break/>dr3d<text:user-field-get text:name="DefaultNamespaceVersion">:1.0</text:user-field-get></text:p>
          </table:table-cell>
        </table:table-row>
        <table:table-row>
          <table:table-cell table:style-name="NamespaceTable.A2" office:value-type="string">
            <text:p text:style-name="Text_20_body">anim</text:p>
          </table:table-cell>
          <table:table-cell table:style-name="NamespaceTable.A2" office:value-type="string">
            <text:p text:style-name="Text_20_body">For elements and attributes that describe animation content.</text:p>
          </table:table-cell>
          <table:table-cell table:style-name="NamespaceTable.C2" office:value-type="string">
            <text:p text:style-name="Text_20_body"><text:user-field-get text:name="DefaultNamespace">urn:oasis:names:tc:opendocument:xmlns:</text:user-field-get><text:line-break/>animation<text:user-field-get text:name="DefaultNamespaceVersion">:1.0</text:user-field-get></text:p>
          </table:table-cell>
        </table:table-row>
        <table:table-row>
          <table:table-cell table:style-name="NamespaceTable.A2" office:value-type="string">
            <text:p text:style-name="Table_20_Contents">chart</text:p>
          </table:table-cell>
          <table:table-cell table:style-name="NamespaceTable.A2" office:value-type="string">
            <text:p text:style-name="Table_20_Contents">For elements and attributes that describe chart content.</text:p>
          </table:table-cell>
          <table:table-cell table:style-name="NamespaceTable.C2" office:value-type="string">
            <text:p text:style-name="Text_20_body"><text:user-field-get text:name="DefaultNamespace">urn:oasis:names:tc:opendocument:xmlns:</text:user-field-get><text:line-break/>chart<text:user-field-get text:name="DefaultNamespaceVersion">:1.0</text:user-field-get></text:p>
          </table:table-cell>
        </table:table-row>
        <table:table-row>
          <table:table-cell table:style-name="NamespaceTable.A2" office:value-type="string">
            <text:p text:style-name="Table_20_Contents">form</text:p>
          </table:table-cell>
          <table:table-cell table:style-name="NamespaceTable.A2" office:value-type="string">
            <text:p text:style-name="Table_20_Contents">For elements and attributes that describe forms and controls. </text:p>
          </table:table-cell>
          <table:table-cell table:style-name="NamespaceTable.C2" office:value-type="string">
            <text:p text:style-name="Text_20_body"><text:user-field-get text:name="DefaultNamespace">urn:oasis:names:tc:opendocument:xmlns:</text:user-field-get><text:line-break/>form<text:user-field-get text:name="DefaultNamespaceVersion">:1.0</text:user-field-get></text:p>
          </table:table-cell>
        </table:table-row>
        <table:table-row>
          <table:table-cell table:style-name="NamespaceTable.A2" office:value-type="string">
            <text:p text:style-name="Table_20_Contents">script</text:p>
          </table:table-cell>
          <table:table-cell table:style-name="NamespaceTable.A2" office:value-type="string">
            <text:p text:style-name="Table_20_Contents">For elements and attributes that represent scripts or events. </text:p>
          </table:table-cell>
          <table:table-cell table:style-name="NamespaceTable.C2" office:value-type="string">
            <text:p text:style-name="Text_20_body"><text:user-field-get text:name="DefaultNamespace">urn:oasis:names:tc:opendocument:xmlns:</text:user-field-get><text:line-break/>script<text:user-field-get text:name="DefaultNamespaceVersion">:1.0</text:user-field-get></text:p>
          </table:table-cell>
        </table:table-row>
        <table:table-row>
          <table:table-cell table:style-name="NamespaceTable.A2" office:value-type="string">
            <text:p text:style-name="Table_20_Contents">style</text:p>
          </table:table-cell>
          <table:table-cell table:style-name="NamespaceTable.A2" office:value-type="string">
            <text:p text:style-name="Table_20_Contents">For elements and attributes that describe the style and inheritance model used by the <text:span text:style-name="T2"><text:user-field-get text:name="CommitteeName">OpenDocument</text:user-field-get></text:span><text:span text:style-name="T2"> format</text:span> as well as some common formatting attributes. </text:p>
          </table:table-cell>
          <table:table-cell table:style-name="NamespaceTable.C2" office:value-type="string">
            <text:p text:style-name="Text_20_body"><text:user-field-get text:name="DefaultNamespace">urn:oasis:names:tc:opendocument:xmlns:</text:user-field-get><text:line-break/>style<text:user-field-get text:name="DefaultNamespaceVersion">:1.0</text:user-field-get></text:p>
          </table:table-cell>
        </table:table-row>
        <table:table-row>
          <table:table-cell table:style-name="NamespaceTable.A2" office:value-type="string">
            <text:p text:style-name="Table_20_Contents">number</text:p>
          </table:table-cell>
          <table:table-cell table:style-name="NamespaceTable.A2" office:value-type="string">
            <text:p text:style-name="Table_20_Contents">For elements and attributes that describe data style information.</text:p>
          </table:table-cell>
          <table:table-cell table:style-name="NamespaceTable.C2" office:value-type="string">
            <text:p text:style-name="Text_20_body"><text:user-field-get text:name="DefaultNamespace">urn:oasis:names:tc:opendocument:xmlns:</text:user-field-get><text:line-break/><text:span text:style-name="T1">data style</text:span><text:span text:style-name="T1"><text:user-field-get text:name="DefaultNamespaceVersion">:1.0</text:user-field-get></text:span></text:p>
          </table:table-cell>
        </table:table-row>
        <table:table-row>
          <table:table-cell table:style-name="NamespaceTable.A2" office:value-type="string">
            <text:p text:style-name="Table_20_Contents">manifest</text:p>
          </table:table-cell>
          <table:table-cell table:style-name="NamespaceTable.A2" office:value-type="string">
            <text:p text:style-name="Table_20_Contents">For 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span text:style-name="T1"><text:user-field-get text:name="DefaultNamespaceVersion">:1.0</text:user-field-get></text:span></text:p>
          </table:table-cell>
        </table:table-row>
      </table:table>
      <text:p text:style-name="Text_20_body"><text:sequence-ref text:reference-format="category-and-value" text:ref-name="refTable1">Table 2</text:sequence-ref> lists the <text:span text:style-name="T1">namespaces</text:span> that are defined by the <text:user-field-get text:name="CommitteeName">OpenDocument</text:user-field-get> format, but contain elements and attributes whose semantics are compatible to elements and attributes from other specifications.</text:p>
      <text:p text:style-name="Table">Table <text:sequence text:ref-name="refTable1" text:name="Table" text:formula="ooow:Table+1" style:num-format="1">2</text:sequence>: XML Namespaces defined by the <text:s/><text:user-field-get text:name="CommitteeName">OpenDocument</text:user-field-get> schema that include elements and attributes that are compatible to elements and attributes of other standard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P2">Namespace</text:p>
            </table:table-cell>
          </table:table-row>
        </table:table-header-rows>
        <table:table-row>
          <table:table-cell table:style-name="Table1.A2" office:value-type="string">
            <text:p text:style-name="Table_20_Contents">fo</text:p>
          </table:table-cell>
          <table:table-cell table:style-name="Table1.A2" office:value-type="string">
            <text:p text:style-name="Table_20_Contents">For attributes that are compatible to attributes defined in <text:bibliography-mark text:identifier="XSL" text:bibliography-type="manual" text:author="W3C" text:editor="W3C" text:title="Extensible Stylesheet Language (XSL)" text:year="2001" text:url="http://www.w3.org/TR/2001/REC-xsl-20011015/">[XSL]</text:bibliography-mark>.</text:p>
          </table:table-cell>
          <table:table-cell table:style-name="Table1.C2" office:value-type="string">
            <text:p text:style-name="Text_20_body"><text:user-field-get text:name="DefaultNamespace">urn:oasis:names:tc:opendocument:xmlns:</text:user-field-get><text:line-break/>xsl-fo-compatible<text:user-field-get text:name="DefaultNamespaceVersion">:1.0</text:user-field-get></text:p>
          </table:table-cell>
        </table:table-row>
        <table:table-row>
          <table:table-cell table:style-name="Table1.A2" office:value-type="string">
            <text:p text:style-name="P14">svg</text:p>
          </table:table-cell>
          <table:table-cell table:style-name="Table1.A2" office:value-type="string">
            <text:p text:style-name="Table_20_Contents">For elements and attributes that are compatible to elements or attributes defined in <text:bibliography-mark text:identifier="SVG" text:bibliography-type="manual" text:author="Jon Ferraiolo, 藤沢 淳 (FUJISAWA Jun), Dean Jackson" text:editor="W3C" text:title="Scalable Vector Graphics (SVG) 1.1" text:year="2003" text:url="http://www.w3.org/TR/2003/REC-SVG11-20030114/">[SVG]</text:bibliography-mark>.</text:p>
          </table:table-cell>
          <table:table-cell table:style-name="Table1.C2" office:value-type="string">
            <text:p text:style-name="Text_20_body"><text:user-field-get text:name="DefaultNamespace">urn:oasis:names:tc:opendocument:xmlns:</text:user-field-get><text:line-break/>svg-compatible<text:user-field-get text:name="DefaultNamespaceVersion">:1.0</text:user-field-get></text:p>
          </table:table-cell>
        </table:table-row>
        <table:table-row>
          <table:table-cell table:style-name="Table1.A2" office:value-type="string">
            <text:p text:style-name="Text_20_body">smil</text:p>
          </table:table-cell>
          <table:table-cell table:style-name="Table1.A2" office:value-type="string">
            <text:p text:style-name="Text_20_body">For attributes that are compatible to attributes defined in <text:bibliography-mark text:identifier="SMIL20" text:bibliography-type="manual" text:author="W3C" text:editor="W3C" text:title="Synchronized Multimedia Integration Language 2.0 (SMIL 2.0)" text:year="2001" text:url="http://www.w3.org/TR/smil20/">[SMIL20]</text:bibliography-mark>.</text:p>
          </table:table-cell>
          <table:table-cell table:style-name="Table1.C2" office:value-type="string">
            <text:p text:style-name="Text_20_body"><text:user-field-get text:name="DefaultNamespace">urn:oasis:names:tc:opendocument:xmlns:</text:user-field-get><text:line-break/>smil-compatible<text:user-field-get text:name="DefaultNamespaceVersion">:1.0</text:user-field-get></text:p>
          </table:table-cell>
        </table:table-row>
      </table:table>
      <text:p text:style-name="Text_20_body"><text:sequence-ref text:reference-format="category-and-value" text:ref-name="refTable2">Table 3</text:sequence-ref> lists the <text:span text:style-name="T1">namespaces</text:span> that are imported into the <text:user-field-get text:name="CommitteeName">OpenDocument</text:user-field-get> format and their default prefixes.</text:p>
      <text:p text:style-name="Table">Table <text:sequence text:ref-name="refTable2" text:name="Table" text:formula="ooow:Table+1" style:num-format="1">3</text:sequence>: XML Namespaces used by the <text:s/><text:user-field-get text:name="CommitteeName">OpenDocument</text:user-field-get> schema</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Prefix</text:p>
            </table:table-cell>
            <table:table-cell table:style-name="Tabelle6.A1" office:value-type="string">
              <text:p text:style-name="Table_20_Heading">Description</text:p>
            </table:table-cell>
            <table:table-cell table:style-name="Tabelle6.C1" office:value-type="string">
              <text:p text:style-name="P2">Namespace</text:p>
            </table:table-cell>
          </table:table-row>
        </table:table-header-rows>
        <table:table-row>
          <table:table-cell table:style-name="Tabelle6.A2" office:value-type="string">
            <text:p text:style-name="Table_20_Contents">dc</text:p>
          </table:table-cell>
          <table:table-cell table:style-name="Tabelle6.A2" office:value-type="string">
            <text:p text:style-name="Table_20_Contents">The Dublin Core Namespace (see <text:bibliography-mark text:identifier="DCMI" text:bibliography-type="manual" text:author="-" text:editor="Dublin Core Metadata Initiative" text:title="Dublin Core Metadata Element Set, Version 1.1: Reference Description" text:year="2003" text:url="http://www.dublincore.org/documents/dces/">[DCMI]</text:bibliography-mark>).</text:p>
          </table:table-cell>
          <table:table-cell table:style-name="Tabelle6.C2" office:value-type="string">
            <text:p text:style-name="Table_20_Contents">http://purl.org/dc/elements/1.1/</text:p>
          </table:table-cell>
        </table:table-row>
        <table:table-row>
          <table:table-cell table:style-name="Tabelle6.A2" office:value-type="string">
            <text:p text:style-name="P14">xlink</text:p>
          </table:table-cell>
          <table:table-cell table:style-name="Tabelle6.A2" office:value-type="string">
            <text:p text:style-name="Table_20_Contents">The <text:span text:style-name="T1">XLink</text:span> namespace (see <text:bibliography-mark text:identifier="XLink" text:bibliography-type="manual" text:author="Steve DeRose, Eve Maler, David Orchard" text:edition="XLink" text:editor="W3C" text:title="XML Linking Language" text:year="2001" text:url="http://www.w3c.org/TR/xlink/">[XLink]</text:bibliography-mark>).</text:p>
          </table:table-cell>
          <table:table-cell table:style-name="Tabelle6.C2" office:value-type="string">
            <text:p text:style-name="Table_20_Contents">http://www.w3.org/1999/xlink</text:p>
          </table:table-cell>
        </table:table-row>
        <table:table-row>
          <table:table-cell table:style-name="Tabelle6.A2" office:value-type="string">
            <text:p text:style-name="Table_20_Contents">math</text:p>
          </table:table-cell>
          <table:table-cell table:style-name="Tabelle6.A2" office:value-type="string">
            <text:p text:style-name="Table_20_Contents">MathML Namespace (see <text:bibliography-mark text:identifier="MathML" text:bibliography-type="manual" text:author="David Carlisle, Patrick Ion, Robert Miner, Nico Poppelier" text:editor="W3C" text:title="Mathematical Markup Language (MathML) Version 2.0 (Second Edition)" text:year="2003" text:url="http://www.w3.org/TR/2003/REC-MathML2-20031021/">[MathML]</text:bibliography-mark>)</text:p>
          </table:table-cell>
          <table:table-cell table:style-name="Tabelle6.C2" office:value-type="string">
            <text:p text:style-name="Table_20_Contents">http://www.w3.org/1998/Math/MathML</text:p>
          </table:table-cell>
        </table:table-row>
        <table:table-row>
          <table:table-cell table:style-name="Tabelle6.A2" office:value-type="string">
            <text:p text:style-name="Text_20_body">xforms</text:p>
          </table:table-cell>
          <table:table-cell table:style-name="Tabelle6.A2" office:value-type="string">
            <text:p text:style-name="Text_20_body">The XForms namespace (see <text:bibliography-mark text:identifier="XForms" text:bibliography-type="manual" text:author="W3C" text:editor="W3C" text:title="XForms" text:year="2004" text:url="http://www.w3.org/TR/xforms/">[XForms]</text:bibliography-mark>).</text:p>
          </table:table-cell>
          <table:table-cell table:style-name="Tabelle6.C2" office:value-type="string">
            <text:p text:style-name="Text_20_body">http://www.w3.org/2002/xforms</text:p>
          </table:table-cell>
        </table:table-row>
      </table:table>
      <text:list text:style-name="Outline" text:continue-numbering="true">
        <text:list-item>
          <text:list text:continue-numbering="true">
            <text:list-item>
              <text:h text:style-name="Heading_20_2" text:outline-level="2">Relax-NG Schema</text:h>
            </text:list-item>
          </text:list>
        </text:list-item>
      </text:list>
      <text:p text:style-name="Text_20_body">The normative XML Schema for the <text:user-field-get text:name="CommitteeName">OpenDocument</text:user-field-get> format is embedded within this specification. It can be obtained from the specification document by concatenating all schema fragments contained in chapters <text:reference-ref text:reference-format="chapter" text:ref-name="Introduction"/> to <text:reference-ref text:reference-format="chapter" text:ref-name="Last Schema Chapter"/>.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 The attribute default value feature specified in <text:bibliography-mark text:identifier="RNG-Compat" text:bibliography-type="manual" text:author="James Clark, MURATA Makoto" text:editor="OASIS" text:title="RELAX NG DTD Compatibility" text:year="2001" text:url="http://www.oasis-open.org/committees/relax-ng/compatibility-20011203.html">[RNG-Compat]</text:bibliography-mark> is used to provide attribute default values.</text:p>
      <text:p text:style-name="Text_20_body">The schema provided in this specification permits arbitrary content within meta information elements and formatting properties elements as described in section <text:reference-ref text:reference-format="chapter" text:ref-name="Document Processing"/>. Appendix <text:user-field-get text:name="AppendixStrictShema">A</text:user-field-get> contains a schema that restricts the content within these elements to the attributes and elements defined in this specification.</text:p>
      <text:p text:style-name="Text_20_body"><text:span text:style-name="Emphasis">Prefix for the normative Relax-NG schema:</text:span></text:p>
      <text:p text:style-name="RelaxNG">&lt;?xml version="1.0" encoding="UTF-8"?&gt;</text:p>
      <text:p text:style-name="RelaxNG">&lt;!--</text:p>
      <text:p text:style-name="RelaxNG"><text:tab/>OASIS <text:user-field-get text:name="CommitteeName">OpenDocument</text:user-field-get> <text:user-field-get text:name="Version">v1.1</text:user-field-get></text:p>
      <text:p text:style-name="RelaxNG"><text:tab/><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OASIS Standard</text:conditional-text><text:user-field-get text:name="revision"/>, <text:user-field-get style:data-style-name="N5107" text:name="Date">1 Feb 2007</text:user-field-get></text:p>
      <text:p text:style-name="RelaxNG"><text:tab/>Relax-NG Schema</text:p>
      <text:p text:style-name="RelaxNG"/>
      <text:p text:style-name="RelaxNG"><text:tab/><text:user-defined text:name="Info 1"/></text:p>
      <text:p text:style-name="RelaxNG"/>
      <text:p text:style-name="RelaxNG"><text:tab/>© 2002-2007 OASIS Open</text:p>
      <text:p text:style-name="RelaxNG"><text:tab/>© 1999-2007 Sun Microsystems, Inc.</text:p>
      <text:p text:style-name="RelaxNG">--&gt;</text:p>
      <text:p text:style-name="RelaxNG"/>
      <text:p text:style-name="RelaxNG">&lt;grammar</text:p>
      <text:p text:style-name="RelaxNG"><text:tab/>xmlns="http://relaxng.org/ns/structure/1.0"</text:p>
      <text:p text:style-name="RelaxNG"><text:tab/>xmlns:a="http://relaxng.org/ns/compatibility/annotations/1.0"</text:p>
      <text:p text:style-name="RelaxNG"/>
      <text:p text:style-name="RelaxNG"><text:tab/>datatypeLibrary="http://www.w3.org/2001/XMLSchema-datatypes"</text:p>
      <text:p text:style-name="RelaxNG"/>
      <text:p text:style-name="RelaxNG"><text:tab/>xmlns:office="<text:user-field-get text:name="DefaultNamespace">urn:oasis:names:tc:opendocument:xmlns:</text:user-field-get>office<text:user-field-get text:name="DefaultNamespaceVersion">:1.0</text:user-field-get>"</text:p>
      <text:p text:style-name="RelaxNG"><text:tab/>xmlns:meta="<text:user-field-get text:name="DefaultNamespace">urn:oasis:names:tc:opendocument:xmlns:</text:user-field-get>meta<text:user-field-get text:name="DefaultNamespaceVersion">:1.0</text:user-field-get>"</text:p>
      <text:p text:style-name="RelaxNG"><text:tab/>xmlns:config="<text:user-field-get text:name="DefaultNamespace">urn:oasis:names:tc:opendocument:xmlns:</text:user-field-get>config<text:user-field-get text:name="DefaultNamespaceVersion">:1.0</text:user-field-get>"</text:p>
      <text:p text:style-name="RelaxNG"><text:tab/>xmlns:text="<text:user-field-get text:name="DefaultNamespace">urn:oasis:names:tc:opendocument:xmlns:</text:user-field-get>text<text:user-field-get text:name="DefaultNamespaceVersion">:1.0</text:user-field-get>"</text:p>
      <text:p text:style-name="RelaxNG"><text:tab/>xmlns:table="<text:user-field-get text:name="DefaultNamespace">urn:oasis:names:tc:opendocument:xmlns:</text:user-field-get>table<text:user-field-get text:name="DefaultNamespaceVersion">:1.0</text:user-field-get>"</text:p>
      <text:p text:style-name="RelaxNG"><text:tab/>xmlns:draw="<text:user-field-get text:name="DefaultNamespace">urn:oasis:names:tc:opendocument:xmlns:</text:user-field-get>drawing<text:user-field-get text:name="DefaultNamespaceVersion">:1.0</text:user-field-get>"</text:p>
      <text:p text:style-name="RelaxNG"><text:tab/>xmlns:presentation="<text:user-field-get text:name="DefaultNamespace">urn:oasis:names:tc:opendocument:xmlns:</text:user-field-get><text:span text:style-name="T3">presentation</text:span><text:user-field-get text:name="DefaultNamespaceVersion">:1.0</text:user-field-get>"</text:p>
      <text:p text:style-name="RelaxNG"><text:tab/>xmlns:dr3d="<text:user-field-get text:name="DefaultNamespace">urn:oasis:names:tc:opendocument:xmlns:</text:user-field-get>dr3d<text:user-field-get text:name="DefaultNamespaceVersion">:1.0</text:user-field-get>"</text:p>
      <text:p text:style-name="RelaxNG"><text:tab/>xmlns:chart="<text:user-field-get text:name="DefaultNamespace">urn:oasis:names:tc:opendocument:xmlns:</text:user-field-get>chart<text:user-field-get text:name="DefaultNamespaceVersion">:1.0</text:user-field-get>"</text:p>
      <text:p text:style-name="RelaxNG"><text:tab/>xmlns:form="<text:user-field-get text:name="DefaultNamespace">urn:oasis:names:tc:opendocument:xmlns:</text:user-field-get>form<text:user-field-get text:name="DefaultNamespaceVersion">:1.0</text:user-field-get>"</text:p>
      <text:p text:style-name="RelaxNG"><text:tab/>xmlns:script="<text:user-field-get text:name="DefaultNamespace">urn:oasis:names:tc:opendocument:xmlns:</text:user-field-get>script<text:user-field-get text:name="DefaultNamespaceVersion">:1.0</text:user-field-get>"</text:p>
      <text:p text:style-name="RelaxNG"><text:tab/>xmlns:style="<text:user-field-get text:name="DefaultNamespace">urn:oasis:names:tc:opendocument:xmlns:</text:user-field-get>style<text:user-field-get text:name="DefaultNamespaceVersion">:1.0</text:user-field-get>"</text:p>
      <text:p text:style-name="RelaxNG"><text:tab/>xmlns:number="<text:user-field-get text:name="DefaultNamespace">urn:oasis:names:tc:opendocument:xmlns:</text:user-field-get>datastyle<text:user-field-get text:name="DefaultNamespaceVersion">:1.0</text:user-field-get>"</text:p>
      <text:p text:style-name="RelaxNG"><text:tab/>xmlns:anim="<text:user-field-get text:name="DefaultNamespace">urn:oasis:names:tc:opendocument:xmlns:</text:user-field-get>animation<text:user-field-get text:name="DefaultNamespaceVersion">:1.0</text:user-field-get>"</text:p>
      <text:p text:style-name="RelaxNG"/>
      <text:p text:style-name="RelaxNG"><text:tab/>xmlns:dc="http://purl.org/dc/elements/1.1/"</text:p>
      <text:p text:style-name="RelaxNG"><text:tab/>xmlns:xlink="http://www.w3.org/1999/xlink"</text:p>
      <text:p text:style-name="RelaxNG"><text:tab/>xmlns:math="http://www.w3.org/1998/Math/MathML"</text:p>
      <text:p text:style-name="RelaxNG"><text:tab/>xmlns:xforms="http://www.w3.org/2002/xforms"</text:p>
      <text:p text:style-name="RelaxNG"/>
      <text:p text:style-name="RelaxNG"><text:tab/>xmlns:fo="<text:user-field-get text:name="DefaultNamespace">urn:oasis:names:tc:opendocument:xmlns:</text:user-field-get>xsl-fo-compatible<text:user-field-get text:name="DefaultNamespaceVersion">:1.0</text:user-field-get>"</text:p>
      <text:p text:style-name="RelaxNG"><text:tab/>xmlns:svg="<text:user-field-get text:name="DefaultNamespace">urn:oasis:names:tc:opendocument:xmlns:</text:user-field-get>svg-compatible<text:user-field-get text:name="DefaultNamespaceVersion">:1.0</text:user-field-get>"</text:p>
      <text:p text:style-name="RelaxNG"><text:tab/>xmlns:smil="<text:user-field-get text:name="DefaultNamespace">urn:oasis:names:tc:opendocument:xmlns:</text:user-field-get>smil-compatible<text:user-field-get text:name="DefaultNamespaceVersion">:1.0</text:user-field-get>"</text:p>
      <text:p text:style-name="RelaxNG">&gt;</text:p>
      <text:list text:style-name="Outline" text:continue-numbering="true">
        <text:list-item>
          <text:list text:continue-numbering="true">
            <text:list-item>
              <text:h text:style-name="Heading_20_2" text:outline-level="2"><text:reference-mark text:name="Document Processing"/>Document Processing and Conformance</text:h>
            </text:list-item>
          </text:list>
        </text:list-item>
      </text:list>
      <text:p text:style-name="Text_20_body">Documents that conform to the <text:user-field-get text:name="CommitteeName">OpenDocument</text:user-field-get> specification <text:span text:style-name="RFC2119_20_Keyword">may</text:span> contain elements and attributes not specified within the <text:user-field-get text:name="CommitteeName">OpenDocument</text:user-field-get> schema. Such elements and attributes must not be part of a namespace that is defined within this specification and are called foreign elements and attributes.</text:p>
      <text:p text:style-name="Text_20_body">Conforming applications either <text:span text:style-name="RFC2119_20_Keyword">shall</text:span> read documents that are valid against the <text:user-field-get text:name="CommitteeName">OpenDocument</text:user-field-get> schema if all foreign elements and attributes are removed before validation takes place, or <text:span text:style-name="RFC2119_20_Keyword">shall</text:span> write documents that are valid against the <text:user-field-get text:name="CommitteeName">OpenDocument</text:user-field-get> schema if all foreign elements and attributes are removed before validation takes place.</text:p>
      <text:p text:style-name="Text_20_body">Conforming applications that read and write documents <text:span text:style-name="RFC2119_20_Keyword">may</text:span> preserve foreign elements and attributes.</text:p>
      <text:p text:style-name="Text_20_body">In addition to this, conforming applications should preserve meta information and the content of styles. This means:</text:p>
      <text:list text:style-name="BulletedList">
        <text:list-item>
          <text:p text:style-name="P3">The various <text:span text:style-name="Attribute">&lt;style:*-properties&gt;</text:span> elements (see section <text:reference-ref text:reference-format="chapter" text:ref-name="Formatting Property Sets"/>) <text:span text:style-name="RFC2119_20_Keyword">may</text:span> have arbitrary attributes attached and <text:span text:style-name="RFC2119_20_Keyword">may</text:span> have arbitrary element content. All attributes attached to these elements and elements contained within these elements <text:span text:style-name="RFC2119_20_Keyword">should</text:span> be preserved (see section <text:reference-ref text:reference-format="chapter" text:ref-name="Processing Rules for Formatting Properties"/>);</text:p>
        </text:list-item>
        <text:list-item>
          <text:p text:style-name="P3">elements contained within the <text:span text:style-name="Element">&lt;office:meta&gt;</text:span> element <text:span text:style-name="RFC2119_20_Keyword">may</text:span> have arbitrary element content and <text:span text:style-name="RFC2119_20_Keyword">should</text:span> be preserved (see section <text:reference-ref text:reference-format="chapter" text:ref-name="custom meta data"/>).</text:p>
        </text:list-item>
      </text:list>
      <text:p text:style-name="Text_20_body">Foreign elements <text:span text:style-name="RFC2119_20_Keyword">may</text:span> have an <text:span text:style-name="Attribute">office:process-content</text:span> attribute attached that has the value <text:span text:style-name="Attribute">true</text:span> or <text:span text:style-name="Attribute">false</text:span>. If the attribute's value is <text:span text:style-name="Attribute">true</text:span>, or if the attribute does not exist, the element's content <text:span text:style-name="RFC2119_20_Keyword">should</text:span> be processed by conforming applications. Otherwise conforming applications <text:span text:style-name="RFC2119_20_Keyword">should not</text:span> process the element's content, but <text:span text:style-name="RFC2119_20_Keyword">may</text:span> only preserve its content. If the element's content should be processed, the document itself <text:span text:style-name="RFC2119_20_Keyword">shall</text:span> be valid against the <text:user-field-get text:name="CommitteeName">OpenDocument</text:user-field-get> schema if the unknown element is replaced with its content only.</text:p>
      <text:p text:style-name="Text_20_body">Conforming applications <text:span text:style-name="RFC2119_20_Keyword">shall</text:span> read documents containing processing instructions and <text:span text:style-name="RFC2119_20_Keyword">should</text:span> preserve them.</text:p>
      <text:p text:style-name="Text_20_body">There are no rules regarding the elements and attributes that actually have to be supported by conforming applications, except that applications should not use foreign elements and attributes for features defined in the <text:user-field-get text:name="CommitteeName">OpenDocument</text:user-field-get> schema. See also appendix <text:user-field-get text:name="AppendixCoreSet">D</text:user-field-get>.</text:p>
      <text:p text:style-name="RelaxNG">&lt;define name="office-process-content"&gt;</text:p>
      <text:p text:style-name="RelaxNG"><text:tab/>&lt;optional&gt;</text:p>
      <text:p text:style-name="RelaxNG"><text:tab/><text:tab/>&lt;attribute name="office:process-content"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text:reference-mark-start text:name="White Space Processing and End of Line Handling"/>White-Space Processing and <text:alphabetical-index-mark text:string-value="end-of-line handling"/>EOL Handling<text:reference-mark-end text:name="White Space Processing and End of Line Handling"/></text:h>
            </text:list-item>
          </text:list>
        </text:list-item>
      </text:list>
      <text:p text:style-name="Text_20_body">In conformance with the <text:span text:style-name="T4">W3C</text:span> XML specification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optional <text:alphabetical-index-mark-start text:id="IMark202644528"/>white-space characters<text:alphabetical-index-mark-end text:id="IMark202644528"/> that are contained in elements that have element content (in other words that must contain elements only but not text) are ignored. This applies to the following white-space and <text:alphabetical-index-mark-start text:id="IMark90051280"/>end-of-line <text:alphabetical-index-mark-end text:id="IMark90051280"/>(<text:span text:style-name="T4">EOL</text:span>)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text:p>
      <text:list text:style-name="BulletedList">
        <text:list-item text:start-value="1">
          <text:p text:style-name="P3">HORIZONTAL TABULATION (0x0009)</text:p>
        </text:list-item>
        <text:list-item>
          <text:p text:style-name="P3">LINE FEED (0x000A)</text:p>
        </text:list-item>
        <text:list-item>
          <text:p text:style-name="P3">CARRIAGE RETURN (0x000D)</text:p>
        </text:list-item>
        <text:list-item>
          <text:p text:style-name="P3">SPACE (0x0020)</text:p>
        </text:list-item>
      </text:list>
      <text:p text:style-name="Text_20_body">For any other element, white-spaces are preserved by default. Unless otherwise stated, there is no special processing for any of the four white-space characters. For some elements, different white-space processing may take place, for example the paragraph element.</text:p>
      <text:p text:style-name="Text_20_body">The XML specification also requires that any of the four white-space characters that is contained in an attribute value is normalized to a SPACE character.</text:p>
      <text:p text:style-name="Text_20_body">One of the following characters may be used to represent line ends: </text:p>
      <text:list text:style-name="BulletedList">
        <text:list-item text:start-value="1">
          <text:p text:style-name="P3">LINE FEED</text:p>
        </text:list-item>
        <text:list-item>
          <text:p text:style-name="P3">CARRIAGE RETURN </text:p>
        </text:list-item>
        <text:list-item>
          <text:p text:style-name="P3">The sequence of the characters CARRIAGE RETURN and LINE FEED </text:p>
        </text:list-item>
      </text:list>
      <text:p text:style-name="Text_20_body">Conforming to the XML specification, all the possible line ends are normalized to a single LINE FEED character.</text:p>
      <text:p text:style-name="Text_20_body">As a consequence of the white-space and EOL processing rules, any CARRIAGE RETURN characters that are contained either in the text content of an element or in an attribute value must be encoded by the character entity <text:span text:style-name="T5">&amp;#x0D;</text:span>. The same applies to the HORIZONTAL TABULATION and LINE FEED characters if they are contained in an attribute value.</text:p>
      <text:list text:style-name="Outline" text:continue-numbering="true">
        <text:list-item>
          <text:list text:continue-numbering="true">
            <text:list-item>
              <text:h text:style-name="Heading_20_2" text:outline-level="2"><text:reference-mark text:name="MIME Types"/>MIME Types and File Name Extensions</text:h>
            </text:list-item>
          </text:list>
        </text:list-item>
      </text:list>
      <text:p text:style-name="Text_20_body">Appendix <text:user-field-get text:name="AppendixMIME">C</text:user-field-get> contains a list of MIME types and file name extensions to be used for office documents that conform to this specification and that are contained in a package (see section <text:reference-ref text:reference-format="chapter" text:ref-name="Document Roots"/>). This MIME types and extensions either have been registered following the procedures described in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or a registration is in progress.</text:p>
      <text:p text:style-name="Text_20_body">Office documents that conform to this specification but are not contained in a package <text:span text:style-name="RFC2119_20_Keyword">should</text:span> use the MIME type <text:span text:style-name="Source_20_Text">text/xml</text:span>.</text:p>
      <text:p text:style-name="Text_20_body">Only MIME types and extensions that have been registered according to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text:span text:style-name="RFC2119_20_Keyword">should</text:span> used for office documents that conform to this specification. The MIME types and extensions listed in appendix <text:user-field-get text:name="AppendixMIME">C</text:user-field-get> <text:span text:style-name="RFC2119_20_Keyword">should</text:span> be used where appropriate.</text:p>
      <text:list text:style-name="Outline" text:continue-numbering="true">
        <text:list-item>
          <text:h text:style-name="Heading_20_1" text:outline-level="1"><text:reference-mark text:name="Document Structure"/>Document Structure</text:h>
        </text:list-item>
      </text:list>
      <text:p text:style-name="Text_20_body">This chapter introduces the structure of the <text:user-field-get text:name="CommitteeName">OpenDocument</text:user-field-get> format. The chapter contains the following sections: </text:p>
      <text:table-of-content text:style-name="Sect1" text:protected="true" text:name="Inhaltsverzeichnis2">
        <text:table-of-content-source text:outline-level="10" text:use-outline-level="false" text:use-index-marks="false" text:use-index-source-styles="true" text:index-scope="chapter">
          <text:index-title-template text:style-name="Contents_20_Heading"/>
          <text:table-of-content-entry-template text:outline-level="1" text:style-name="Bullet_20_List">
            <text:index-entry-text/>
          </text:table-of-content-entry-template>
          <text:table-of-content-entry-template text:outline-level="2" text:style-name="Contents_20_2">
            <text:index-entry-text/>
          </text:table-of-content-entry-template>
          <text:table-of-content-entry-template text:outline-level="3" text:style-name="Contents_20_3">
            <text:index-entry-text/>
          </text:table-of-content-entry-template>
          <text:table-of-content-entry-template text:outline-level="4" text:style-name="Contents_20_4">
            <text:index-entry-text/>
          </text:table-of-content-entry-template>
          <text:table-of-content-entry-template text:outline-level="5" text:style-name="Contents_20_5">
            <text:index-entry-text/>
          </text:table-of-content-entry-template>
          <text:table-of-content-entry-template text:outline-level="6" text:style-name="Contents_20_6">
            <text:index-entry-text/>
          </text:table-of-content-entry-template>
          <text:table-of-content-entry-template text:outline-level="7" text:style-name="Contents_20_7">
            <text:index-entry-text/>
          </text:table-of-content-entry-template>
          <text:table-of-content-entry-template text:outline-level="8" text:style-name="Contents_20_8">
            <text:index-entry-text/>
          </text:table-of-content-entry-template>
          <text:table-of-content-entry-template text:outline-level="9" text:style-name="Contents_20_9">
            <text:index-entry-text/>
          </text:table-of-content-entry-template>
          <text:table-of-content-entry-template text:outline-level="10" text:style-name="Contents_20_10">
            <text:index-entry-text/>
          </text:table-of-content-entry-template>
          <text:index-source-styles text:outline-level="1">
            <text:index-source-style text:style-name="Heading_20_2"/>
          </text:index-source-styles>
        </text:table-of-content-source>
        <text:index-body>
          <text:list text:style-name="BulletedList">
            <text:list-item text:start-value="1">
              <text:p text:style-name="P18">Document Roots</text:p>
            </text:list-item>
            <text:list-item>
              <text:p text:style-name="P18">Document Metadata</text:p>
            </text:list-item>
            <text:list-item>
              <text:p text:style-name="P18">Body Element and Document Types</text:p>
            </text:list-item>
            <text:list-item>
              <text:p text:style-name="P18">Application Settings</text:p>
            </text:list-item>
            <text:list-item>
              <text:p text:style-name="P18">Scripts</text:p>
            </text:list-item>
            <text:list-item>
              <text:p text:style-name="P18">Font Face Declarations</text:p>
            </text:list-item>
            <text:list-item>
              <text:p text:style-name="P18">Styles</text:p>
            </text:list-item>
            <text:list-item>
              <text:p text:style-name="P18">Page Styles and Layout</text:p>
            </text:list-item>
          </text:list>
        </text:index-body>
      </text:table-of-content>
      <text:p text:style-name="Text_20_body">In the <text:span text:style-name="T2"><text:user-field-get text:name="CommitteeName">OpenDocument</text:user-field-get></text:span><text:span text:style-name="T2"> format, e</text:span>ach structural component is represented by an <text:span text:style-name="T4">element</text:span><text:span text:style-name="T6">, with associated </text:span><text:span text:style-name="T4">attributes</text:span><text:span text:style-name="T6">. </text:span>The structure of a document in <text:user-field-get text:name="CommitteeName">OpenDocument</text:user-field-get> format applies to all document types. There is no difference between a text document, a spreadsheet or a drawing, apart from the content. Also, all document types may contain different styles. Document content that is common to all document types can be exchanged from one type of document to another.</text:p>
      <text:list text:style-name="Outline" text:continue-numbering="true">
        <text:list-item>
          <text:list text:continue-numbering="true">
            <text:list-item>
              <text:h text:style-name="Heading_20_2" text:outline-level="2"><text:reference-mark text:name="Document Roots"/><text:alphabetical-index-mark text:string-value="document root element"/>Document Roots</text:h>
            </text:list-item>
          </text:list>
        </text:list-item>
      </text:list>
      <text:p text:style-name="Text_20_body">A <text:span text:style-name="T4">document root element </text:span>is the primary element of a document in<text:span text:style-name="T2"> </text:span><text:span text:style-name="T2"><text:user-field-get text:name="CommitteeName">OpenDocument</text:user-field-get></text:span> format. It contains the entire document. All types of documents, for example, text documents, spreadsheets, and drawing documents use the same types of document root elements.</text:p>
      <text:p text:style-name="Text_20_body">The <text:span text:style-name="T2"><text:user-field-get text:name="CommitteeName">OpenDocument</text:user-field-get></text:span><text:span text:style-name="T2"> format supports the following two ways of </text:span>document <text:span text:style-name="T2">representation:</text:span></text:p>
      <text:list text:style-name="BulletedList">
        <text:list-item text:start-value="1">
          <text:p text:style-name="P3">As a single XML document.</text:p>
        </text:list-item>
        <text:list-item>
          <text:p text:style-name="P3">As a collection of several <text:span text:style-name="T1">subdocuments within a package (see section </text:span><text:span text:style-name="T1"><text:reference-ref text:reference-format="chapter" text:ref-name="Package"/></text:span><text:span text:style-name="T1">)</text:span>, each of which stores part of the complete document. Each <text:span text:style-name="T1">subdocument</text:span> has a different document root and stores a particular aspect of the XML document. For example, one <text:span text:style-name="T1">subdocument</text:span> contains the style information and another <text:span text:style-name="T1">subdocument</text:span> contains the content of the document. All types of documents, for example, text and spreadsheet documents, use the same document and <text:span text:style-name="T1">subdocuments</text:span> definitions.</text:p>
        </text:list-item>
      </text:list>
      <text:p text:style-name="Text_20_body">There are four types of <text:span text:style-name="T1">subdocuments</text:span>, each with different root elements. Additionally, the single XML document has its own root element, for a total of five different supported root elements. The root elements are summarized in the following table:</text:p>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Root Element</text:p>
            </table:table-cell>
            <table:table-cell table:style-name="RootElements.A1" office:value-type="string">
              <text:p text:style-name="Table_20_Heading">Subdocument Content</text:p>
            </table:table-cell>
            <table:table-cell table:style-name="RootElements.C1" office:value-type="string">
              <text:p text:style-name="Table_20_Heading">Subdoc. Name in Package</text:p>
            </table:table-cell>
          </table:table-row>
        </table:table-header-rows>
        <table:table-row>
          <table:table-cell table:style-name="RootElements.A2" office:value-type="string">
            <text:p text:style-name="Table_20_Contents"><text:span text:style-name="Element">&lt;office:document&gt;</text:span></text:p>
          </table:table-cell>
          <table:table-cell table:style-name="RootElements.A2" office:value-type="string">
            <text:p text:style-name="Table_20_Contents">Complete office document in a single XML document.</text:p>
          </table:table-cell>
          <table:table-cell table:style-name="RootElements.C2" office:value-type="string">
            <text:p text:style-name="Text_20_body">n/a</text:p>
          </table:table-cell>
        </table:table-row>
        <table:table-row>
          <table:table-cell table:style-name="RootElements.A2" office:value-type="string">
            <text:p text:style-name="Table_20_Contents"><text:span text:style-name="Element">&lt;office:document-content&gt;</text:span></text:p>
          </table:table-cell>
          <table:table-cell table:style-name="RootElements.A2" office:value-type="string">
            <text:p text:style-name="P15">Document content and automatic styles used in the content. </text:p>
          </table:table-cell>
          <table:table-cell table:style-name="RootElements.C2" office:value-type="string">
            <text:p text:style-name="Text_20_body">content.xml</text:p>
          </table:table-cell>
        </table:table-row>
        <table:table-row>
          <table:table-cell table:style-name="RootElements.A2" office:value-type="string">
            <text:p text:style-name="Table_20_Contents"><text:span text:style-name="Element">&lt;office:document-styles&gt;</text:span></text:p>
          </table:table-cell>
          <table:table-cell table:style-name="RootElements.A2" office:value-type="string">
            <text:p text:style-name="P15">Styles used in the document content and automatic styles used in the styles themselves.</text:p>
          </table:table-cell>
          <table:table-cell table:style-name="RootElements.C2" office:value-type="string">
            <text:p text:style-name="Text_20_body">styles.xml</text:p>
          </table:table-cell>
        </table:table-row>
        <table:table-row>
          <table:table-cell table:style-name="RootElements.A2" office:value-type="string">
            <text:p text:style-name="Table_20_Contents"><text:span text:style-name="Element">&lt;office:document-meta&gt;</text:span></text:p>
          </table:table-cell>
          <table:table-cell table:style-name="RootElements.A2" office:value-type="string">
            <text:p text:style-name="P15">Document meta information, such as the author or the time of the last save action.</text:p>
          </table:table-cell>
          <table:table-cell table:style-name="RootElements.C2" office:value-type="string">
            <text:p text:style-name="Text_20_body">meta.xml</text:p>
          </table:table-cell>
        </table:table-row>
        <table:table-row>
          <table:table-cell table:style-name="RootElements.A2" office:value-type="string">
            <text:p text:style-name="Table_20_Contents"><text:span text:style-name="Element">&lt;office:document-settings&gt;</text:span></text:p>
          </table:table-cell>
          <table:table-cell table:style-name="RootElements.A2" office:value-type="string">
            <text:p text:style-name="P15">Application-specific settings, such as the window size or printer information.</text:p>
          </table:table-cell>
          <table:table-cell table:style-name="RootElements.C2" office:value-type="string">
            <text:p text:style-name="Text_20_body">settings.xml</text:p>
          </table:table-cell>
        </table:table-row>
      </table:table>
      <text:p text:style-name="Text_20_body">The definitions of the root elements described in the table above are analogous to the definition of <text:span text:style-name="Element">&lt;office:document&gt;</text:span>, except that the child element specification is suitably restricted.</text:p>
      <text:p text:style-name="RelaxNG">&lt;start&gt;</text:p>
      <text:p text:style-name="RelaxNG"><text:tab/>&lt;choice&gt;</text:p>
      <text:p text:style-name="RelaxNG"><text:tab/><text:tab/>&lt;ref name="office-document"/&gt;</text:p>
      <text:p text:style-name="RelaxNG"><text:tab/><text:tab/>&lt;ref name="office-document-content"/&gt;</text:p>
      <text:p text:style-name="RelaxNG"><text:tab/><text:tab/>&lt;ref name="office-document-styles"/&gt;</text:p>
      <text:p text:style-name="RelaxNG"><text:tab/><text:tab/>&lt;ref name="office-document-meta"/&gt;</text:p>
      <text:p text:style-name="RelaxNG"><text:tab/><text:tab/>&lt;ref name="office-document-settings"/&gt;</text:p>
      <text:p text:style-name="RelaxNG"><text:tab/>&lt;/choice&gt;</text:p>
      <text:p text:style-name="RelaxNG">&lt;/start&gt;</text:p>
      <text:list text:style-name="Outline" text:continue-numbering="true">
        <text:list-item>
          <text:list text:continue-numbering="true">
            <text:list-item>
              <text:list text:continue-numbering="true">
                <text:list-item>
                  <text:h text:style-name="Heading_20_3" text:outline-level="3">Document Root Element Content Models</text:h>
                </text:list-item>
              </text:list>
            </text:list-item>
          </text:list>
        </text:list-item>
      </text:list>
      <text:p text:style-name="Text_20_body">The content models of the five root elements is summarized in the following table. Note that <text:span text:style-name="Element">&lt;office:document&gt;</text:span> may contain all supported top-level elements. None of the four <text:span text:style-name="T1">subdocument</text:span> root elements contain the complete data, but four combined do.</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B" table:number-columns-repeated="5"/>
        <table:table-column table:style-name="RootElementsContent.I"/>
        <table:table-header-rows>
          <table:table-row>
            <table:table-cell table:style-name="RootElementsContent.A1" office:value-type="string">
              <text:p text:style-name="Table_20_Heading">Root Element</text:p>
            </table:table-cell>
            <table:table-cell table:style-name="RootElementsContent.A1" office:value-type="string">
              <text:p text:style-name="Table_20_Heading">meta­data</text:p>
            </table:table-cell>
            <table:table-cell table:style-name="RootElementsContent.A1" office:value-type="string">
              <text:p text:style-name="Table_20_Heading">app. sett.</text:p>
            </table:table-cell>
            <table:table-cell table:style-name="RootElementsContent.A1" office:value-type="string">
              <text:p text:style-name="Table_20_Heading">script</text:p>
            </table:table-cell>
            <table:table-cell table:style-name="RootElementsContent.A1" office:value-type="string">
              <text:p text:style-name="Table_20_Heading">font decls</text:p>
            </table:table-cell>
            <table:table-cell table:style-name="RootElementsContent.A1" office:value-type="string">
              <text:p text:style-name="Table_20_Heading">style</text:p>
            </table:table-cell>
            <table:table-cell table:style-name="RootElementsContent.A1" office:value-type="string">
              <text:p text:style-name="Table_20_Heading">auto style</text:p>
            </table:table-cell>
            <table:table-cell table:style-name="RootElementsContent.A1" office:value-type="string">
              <text:p text:style-name="Table_20_Heading">mast style</text:p>
            </table:table-cell>
            <table:table-cell table:style-name="RootElementsContent.I1" office:value-type="string">
              <text:p text:style-name="Table_20_Heading">body</text:p>
            </table:table-cell>
          </table:table-row>
        </table:table-header-rows>
        <table:table-row>
          <table:table-cell table:style-name="RootElementsContent.A2" office:value-type="string">
            <text:p text:style-name="Table_20_Contents"><text:span text:style-name="Element">&lt;office:document&gt;</text:span></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I2" office:value-type="string">
            <text:p text:style-name="P16"></text:p>
          </table:table-cell>
        </table:table-row>
        <table:table-row>
          <table:table-cell table:style-name="RootElementsContent.A2" office:value-type="string">
            <text:p text:style-name="Table_20_Contents"><text:span text:style-name="Element">&lt;office:document-content&gt;</text:span></text:p>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7"/>
          </table:table-cell>
          <table:table-cell table:style-name="RootElementsContent.A2" office:value-type="string">
            <text:p text:style-name="P16"></text:p>
          </table:table-cell>
          <table:table-cell table:style-name="RootElementsContent.A2" office:value-type="string">
            <text:p text:style-name="P17"/>
          </table:table-cell>
          <table:table-cell table:style-name="RootElementsContent.I2" office:value-type="string">
            <text:p text:style-name="P16"></text:p>
          </table:table-cell>
        </table:table-row>
        <table:table-row>
          <table:table-cell table:style-name="RootElementsContent.A2" office:value-type="string">
            <text:p text:style-name="Table_20_Contents"><text:span text:style-name="Element">&lt;office:document-styles&gt;</text:span></text:p>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A2" office:value-type="string">
            <text:p text:style-name="P16"></text:p>
          </table:table-cell>
          <table:table-cell table:style-name="RootElementsContent.I2" office:value-type="string">
            <text:p text:style-name="P17"/>
          </table:table-cell>
        </table:table-row>
        <table:table-row>
          <table:table-cell table:style-name="RootElementsContent.A2" office:value-type="string">
            <text:p text:style-name="Table_20_Contents"><text:span text:style-name="Element">&lt;office:document-meta&gt;</text:span></text:p>
          </table:table-cell>
          <table:table-cell table:style-name="RootElementsContent.A2" office:value-type="string">
            <text:p text:style-name="P16"></text:p>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I2" office:value-type="string">
            <text:p text:style-name="P17"/>
          </table:table-cell>
        </table:table-row>
        <table:table-row>
          <table:table-cell table:style-name="RootElementsContent.A2" office:value-type="string">
            <text:p text:style-name="Table_20_Contents"><text:span text:style-name="Element">&lt;office:document-settings&gt;</text:span></text:p>
          </table:table-cell>
          <table:table-cell table:style-name="RootElementsContent.A2" office:value-type="string">
            <text:p text:style-name="P17"/>
          </table:table-cell>
          <table:table-cell table:style-name="RootElementsContent.A2" office:value-type="string">
            <text:p text:style-name="P16"></text:p>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A2" office:value-type="string">
            <text:p text:style-name="P17"/>
          </table:table-cell>
          <table:table-cell table:style-name="RootElementsContent.I2" office:value-type="string">
            <text:p text:style-name="P17"/>
          </table:table-cell>
        </table:table-row>
      </table:table>
      <text:p text:style-name="Text_20_body">The <text:span text:style-name="Element">&lt;office:document&gt;</text:span> root contains a complete document:</text:p>
      <text:p text:style-name="RelaxNG">&lt;define name="office-document"&gt;</text:p>
      <text:p text:style-name="RelaxNG"><text:tab/>&lt;element name="office:document"&gt;</text:p>
      <text:p text:style-name="RelaxNG"><text:tab/><text:tab/>&lt;ref name="office-document-attrs"/&gt;</text:p>
      <text:p text:style-name="RelaxNG"><text:tab/><text:tab/>&lt;ref name="office-document-common-attrs"/&gt;</text:p>
      <text:p text:style-name="RelaxNG"><text:tab/><text:tab/>&lt;ref name="office-meta"/&gt;</text:p>
      <text:p text:style-name="RelaxNG"><text:tab/><text:tab/>&lt;ref name="office-settings"/&gt;</text:p>
      <text:p text:style-name="RelaxNG"><text:tab/><text:tab/>&lt;ref name="office-script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text:tab/>&lt;ref name="office-body"/&gt;</text:p>
      <text:p text:style-name="RelaxNG"><text:tab/>&lt;/element&gt;</text:p>
      <text:p text:style-name="RelaxNG">&lt;/define&gt;</text:p>
      <text:p text:style-name="Table_20_Contents">The <text:span text:style-name="Element">&lt;office:document-content&gt;</text:span> root contains only the document content, along with the automatic styles needed for the document content:</text:p>
      <text:p text:style-name="RelaxNG">&lt;define name="office-document-content"&gt;</text:p>
      <text:p text:style-name="RelaxNG"><text:tab/>&lt;element name="office:document-content"&gt;</text:p>
      <text:p text:style-name="RelaxNG"><text:tab/><text:tab/>&lt;ref name="office-document-common-attrs"/&gt;</text:p>
      <text:p text:style-name="RelaxNG"><text:tab/><text:tab/>&lt;ref name="office-scripts"/&gt;</text:p>
      <text:p text:style-name="RelaxNG"><text:tab/><text:tab/>&lt;ref name="office-font-face-decls"/&gt;</text:p>
      <text:p text:style-name="RelaxNG"><text:tab/><text:tab/>&lt;ref name="office-automatic-styles"/&gt;</text:p>
      <text:p text:style-name="RelaxNG"><text:tab/><text:tab/>&lt;ref name="office-body"/&gt;</text:p>
      <text:p text:style-name="RelaxNG"><text:tab/>&lt;/element&gt;</text:p>
      <text:p text:style-name="RelaxNG">&lt;/define&gt;</text:p>
      <text:p text:style-name="Text_20_body">The <text:span text:style-name="Element">&lt;office:document-styles&gt;</text:span> root contains all named styles of a document, along with the automatic styles needed for the named styles:</text:p>
      <text:p text:style-name="RelaxNG">&lt;define name="office-document-styles"&gt;</text:p>
      <text:p text:style-name="RelaxNG"><text:tab/>&lt;element name="office:document-styles"&gt;</text:p>
      <text:p text:style-name="RelaxNG"><text:tab/><text:tab/>&lt;ref name="office-document-common-attr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lt;/element&gt;</text:p>
      <text:p text:style-name="RelaxNG">&lt;/define&gt;</text:p>
      <text:p text:style-name="Text_20_body">The <text:span text:style-name="Element">&lt;office:document-meta&gt;</text:span> root contains the meta information about a document.</text:p>
      <text:p text:style-name="RelaxNG">&lt;define name="office-document-meta"&gt;</text:p>
      <text:p text:style-name="RelaxNG"><text:tab/>&lt;element name="office:document-meta"&gt;</text:p>
      <text:p text:style-name="RelaxNG"><text:tab/><text:tab/>&lt;ref name="office-document-common-attrs"/&gt;</text:p>
      <text:p text:style-name="RelaxNG"><text:tab/><text:tab/>&lt;ref name="office-meta"/&gt;</text:p>
      <text:p text:style-name="RelaxNG"><text:tab/>&lt;/element&gt;</text:p>
      <text:p text:style-name="RelaxNG">&lt;/define&gt;</text:p>
      <text:p text:style-name="Text_20_body">The <text:span text:style-name="Element">&lt;office:document-settings&gt;</text:span> root contains application specific settings to be applied when processing this document.</text:p>
      <text:p text:style-name="RelaxNG">&lt;define name="office-document-settings"&gt;</text:p>
      <text:p text:style-name="RelaxNG"><text:tab/>&lt;element name="office:document-settings"&gt;</text:p>
      <text:p text:style-name="RelaxNG"><text:tab/><text:tab/>&lt;ref name="office-document-common-attrs"/&gt;</text:p>
      <text:p text:style-name="RelaxNG"><text:tab/><text:tab/>&lt;ref name="office-settings"/&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Root Attributes</text:h>
                  <text:list>
                    <text:list-item>
                      <text:h text:style-name="Heading_20_4" text:outline-level="4">Version</text:h>
                    </text:list-item>
                  </text:list>
                </text:list-item>
              </text:list>
            </text:list-item>
          </text:list>
        </text:list-item>
      </text:list>
      <text:p text:style-name="Text_20_body">All root elements take an <text:span text:style-name="Attribute">office:version</text:span> attribute, which indicates which version of this specification it complies with. The version number is in the format <text:span text:style-name="T5">revision.version</text:span>. If the file has a version known to an XML processor, it may validate the document. Otherwise, it is optional to validate the document, but the document must be well formed. </text:p>
      <text:p text:style-name="RelaxNG">&lt;define name="office-document-common-attrs" combine="interleave"&gt;</text:p>
      <text:p text:style-name="RelaxNG"><text:tab/>&lt;optional&gt;</text:p>
      <text:p text:style-name="RelaxNG"><text:tab/><text:tab/>&lt;attribute name="office:version"&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IME Type</text:h>
                    </text:list-item>
                  </text:list>
                </text:list-item>
              </text:list>
            </text:list-item>
          </text:list>
        </text:list-item>
      </text:list>
      <text:p text:style-name="Text_20_body">The <text:span text:style-name="Element">&lt;office:document&gt;</text:span> element takes an <text:span text:style-name="Attribute">office:mimetype</text:span> attribute, which indicates the type 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1" svg:font-family="'Courier New'" style:font-family-generic="modern"/>
    <style:font-face style:name="Courier New2" svg:font-family="'Courier New'" style:font-adornments="Regular" style:font-pitch="fixed"/>
    <style:font-face style:name="Courier New3" svg:font-family="'Courier New'" style:font-family-generic="modern" style:font-pitch="fixed"/>
    <style:font-face style:name="Courier New"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847cm" fo:margin-bottom="0.212cm" fo:text-indent="0cm" style:auto-text-indent="false" fo:break-before="page" fo:padding-left="0cm" fo:padding-right="0cm" fo:padding-top="0.212cm" fo:padding-bottom="0cm" fo:border-left="none" fo:border-right="none" fo:border-top="0.002cm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0.635cm"/>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0.635cm"/>
        </style:tab-stops>
      </style:paragraph-properties>
      <style:text-properties fo:font-size="12pt" style:font-size-asian="12pt" style:font-size-complex="14pt" style:font-weight-complex="normal"/>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1" fo:font-size="9pt" fo:language="en" fo:country="US" style:font-size-asian="9pt"/>
    </style:style>
    <style:style style:name="RelaxNG" style:family="paragraph" style:parent-style-name="Code">
      <style:paragraph-properties text:number-lines="true" text:line-number="0"/>
    </style:style>
    <style:style style:name="Bullet_20_List" style:display-name="Bullet List" style:family="paragraph" style:parent-style-name="Text_20_body" style:list-style-name="BulletedLis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fo:language="en" fo:country="US" style:font-name-asian="Courier New" style:font-name-complex="Courier New"/>
    </style:style>
    <style:style style:name="Element" style:family="text" style:parent-style-name="Source_20_Text">
      <style:text-properties style:font-name="Courier New1" style:font-size-rel="-2pt" style:font-size-rel-asian="-2pt"/>
    </style:style>
    <style:style style:name="Attribute" style:family="text" style:parent-style-name="Source_20_Text">
      <style:text-properties style:font-name="Courier New2" fo:font-size="10pt" style:font-size-asian="10pt"/>
    </style:style>
    <style:style style:name="RFC2119_20_Keyword" style:display-name="RFC2119 Keyword" style:family="text" style:parent-style-name="Emphasis">
      <style:text-properties fo:font-variant="normal" fo:text-transform="none" fo:font-style="normal" fo:font-weight="bold" fo:background-color="transparent"/>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BulletedList">
      <text:list-level-style-bullet text:level="1" text:style-name="Bullet_20_Symbols" text:bullet-char="•">
        <style:list-level-properties text:min-label-width="0.64cm"/>
        <style:text-properties style:font-name="Aharoni"/>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Bernhard Haumacher</meta:initial-creator>
    <meta:creation-date>2007-05-28T22:35:03</meta:creation-date>
    <dc:creator>Bernhard Haumacher</dc:creator>
    <dc:date>2007-05-28T22:35:17</dc:date>
    <dc:language>de-DE</dc:language>
    <meta:editing-cycles>2</meta:editing-cycles>
    <meta:editing-duration>PT13S</meta:editing-duration>
    <meta:user-defined meta:name="Info 1"/>
    <meta:user-defined meta:name="Info 2"/>
    <meta:user-defined meta:name="Info 3"/>
    <meta:user-defined meta:name="Info 4"/>
    <meta:document-statistic meta:table-count="5" meta:image-count="0" meta:object-count="0" meta:page-count="8" meta:paragraph-count="305" meta:word-count="2379" meta:character-count="16175"/>
  </office:meta>
</office:document-meta>
</file>